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Tabellenteil_32_in_32_EURO" style:data-style-name="N0">
      <style:table-cell-properties style:vertical-align="automatic" fo:background-color="transparent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" style:family="table-cell" style:parent-style-name="Standard_Tabellenteil_32_in_32_EURO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Standard_Tabellenteil_32_in_32_EURO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Tabellenteil_32_in_32_EURO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Tabellenteil_32_in_32_EURO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Tabellenteil_32_in_32_EURO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AZ1" style:data-style-name="N39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AZ1" style:data-style-name="N4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Tabellenteil_32_in_32_EURO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Tabellenteil_32_in_32_EURO" style:data-style-name="N38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Tabellenteil_32_in_32_EURO" style:data-style-name="N0">
      <style:table-cell-properties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Tabellenteil_32_in_32_EURO" style:data-style-name="N0">
      <style:table-cell-properties style:vertical-align="automatic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14" style:family="table-cell" style:parent-style-name="Standard_Tabellenteil_32_in_32_EURO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5" style:family="table-cell" style:parent-style-name="Standard_Tabellenteil_32_in_32_EURO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Tabellenteil_32_in_32_EURO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Tabellenteil_32_in_32_EURO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Tabellenteil_32_in_32_EURO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Standard_Tabellen9bis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32.1pt" style:use-optimal-row-height="false" fo:break-before="auto"/>
    </style:style>
    <style:style style:name="ro2" style:family="table-row">
      <style:table-row-properties style:row-height="38.25pt" style:use-optimal-row-height="fals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6.1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6.25pt" style:use-optimal-row-height="false" fo:break-before="auto"/>
    </style:style>
    <style:style style:name="ro8" style:family="table-row">
      <style:table-row-properties style:row-height="11.1pt" style:use-optimal-row-height="false" fo:break-before="auto"/>
    </style:style>
    <style:style style:name="ro9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_aggregates" table:style-name="ta1">
        <table:table-column table:style-name="co1" table:default-cell-style-name="ce13"/>
        <table:table-column table:style-name="co2" table:number-columns-repeated="7" table:default-cell-style-name="ce13"/>
        <table:table-column table:style-name="co3" table:number-columns-repeated="16376" table:default-cell-style-name="ce13"/>
        <table:table-row table:style-name="ro1">
          <table:table-cell office:value-type="string" table:number-columns-spanned="8" table:number-rows-spanned="1" table:style-name="ce14">
            <text:p>National Accounts, Main aggregates</text:p>
          </table:table-cell>
          <table:covered-table-cell table:number-columns-repeated="7"/>
          <table:table-cell table:number-columns-repeated="16376" table:style-name="ce2"/>
        </table:table-row>
        <table:table-row table:style-name="ro2">
          <table:table-cell office:value-type="string" table:number-columns-spanned="1" table:number-rows-spanned="2" table:style-name="ce15">
            <text:p>Year</text:p>
          </table:table-cell>
          <table:table-cell office:value-type="string" table:style-name="ce3">
            <text:p>Gross domestic product, current prices</text:p>
          </table:table-cell>
          <table:table-cell office:value-type="string" table:style-name="ce3">
            <text:p>Gross domestic product, constant prices<text:span text:style-name="T1">1</text:span></text:p>
          </table:table-cell>
          <table:table-cell office:value-type="string" table:style-name="ce3">
            <text:p>Gross national income</text:p>
          </table:table-cell>
          <table:table-cell office:value-type="string" table:number-columns-spanned="2" table:number-rows-spanned="1" table:style-name="ce16">
            <text:p>Gross domestic product, current prices</text:p>
          </table:table-cell>
          <table:covered-table-cell/>
          <table:table-cell office:value-type="string" table:number-columns-spanned="2" table:number-rows-spanned="1" table:style-name="ce17">
            <text:p>Disposable income, current prices</text:p>
          </table:table-cell>
          <table:covered-table-cell/>
          <table:table-cell table:number-columns-repeated="16376" table:style-name="ce4"/>
        </table:table-row>
        <table:table-row table:style-name="ro3">
          <table:covered-table-cell/>
          <table:table-cell office:value-type="string" table:style-name="ce5">
            <text:p>billion Euro</text:p>
          </table:table-cell>
          <table:table-cell office:value-type="string" table:style-name="ce5">
            <text:p>chained volume indices<text:span text:style-name="T1">1</text:span></text:p>
          </table:table-cell>
          <table:table-cell office:value-type="string" table:style-name="ce5">
            <text:p>billion Euro</text:p>
          </table:table-cell>
          <table:table-cell office:value-type="string" table:style-name="ce5">
            <text:p>per capita</text:p>
          </table:table-cell>
          <table:table-cell office:value-type="string" table:style-name="ce5">
            <text:p>per employed person<text:span text:style-name="T1">2</text:span></text:p>
          </table:table-cell>
          <table:table-cell office:value-type="string" table:style-name="ce5">
            <text:p>per capita</text:p>
          </table:table-cell>
          <table:table-cell office:value-type="string" table:style-name="ce6">
            <text:p>per employed person<text:span text:style-name="T1">2</text:span></text:p>
          </table:table-cell>
          <table:table-cell table:number-columns-repeated="16376" table:style-name="ce4"/>
        </table:table-row>
        <table:table-row table:style-name="ro4">
          <table:table-cell office:value-type="float" office:value="1995" table:style-name="ce7">
            <text:p>1995</text:p>
          </table:table-cell>
          <table:table-cell office:value-type="float" office:value="176.608745" table:style-name="ce8">
            <text:p><text:s/>176,6<text:s/></text:p>
          </table:table-cell>
          <table:table-cell office:value-type="float" office:value="70.313207000000006" table:style-name="ce8">
            <text:p><text:s/>70,3<text:s/></text:p>
          </table:table-cell>
          <table:table-cell office:value-type="float" office:value="175.935159" table:style-name="ce8">
            <text:p><text:s/>175,9<text:s/></text:p>
          </table:table-cell>
          <table:table-cell office:value-type="float" office:value="22220" table:style-name="ce9">
            <text:p>22 220</text:p>
          </table:table-cell>
          <table:table-cell office:value-type="float" office:value="54090" table:style-name="ce9">
            <text:p>54 090</text:p>
          </table:table-cell>
          <table:table-cell office:value-type="float" office:value="18400" table:style-name="ce9">
            <text:p>18 400</text:p>
          </table:table-cell>
          <table:table-cell office:value-type="float" office:value="44780" table:style-name="ce9">
            <text:p>44 78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1996" table:style-name="ce7">
            <text:p>1996</text:p>
          </table:table-cell>
          <table:table-cell office:value-type="float" office:value="182.54087899999999" table:style-name="ce8">
            <text:p><text:s/>182,5<text:s/></text:p>
          </table:table-cell>
          <table:table-cell office:value-type="float" office:value="71.965239999999994" table:style-name="ce8">
            <text:p><text:s/>72,0<text:s/></text:p>
          </table:table-cell>
          <table:table-cell office:value-type="float" office:value="182.435868" table:style-name="ce8">
            <text:p><text:s/>182,4<text:s/></text:p>
          </table:table-cell>
          <table:table-cell office:value-type="float" office:value="22940" table:style-name="ce9">
            <text:p>22 940</text:p>
          </table:table-cell>
          <table:table-cell office:value-type="float" office:value="55480" table:style-name="ce9">
            <text:p>55 480</text:p>
          </table:table-cell>
          <table:table-cell office:value-type="float" office:value="19000" table:style-name="ce9">
            <text:p>19 000</text:p>
          </table:table-cell>
          <table:table-cell office:value-type="float" office:value="45970" table:style-name="ce9">
            <text:p>45 97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1997" table:style-name="ce7">
            <text:p>1997</text:p>
          </table:table-cell>
          <table:table-cell office:value-type="float" office:value="188.723759" table:style-name="ce8">
            <text:p><text:s/>188,7<text:s/></text:p>
          </table:table-cell>
          <table:table-cell office:value-type="float" office:value="73.471902999999998" table:style-name="ce8">
            <text:p><text:s/>73,5<text:s/></text:p>
          </table:table-cell>
          <table:table-cell office:value-type="float" office:value="187.850213" table:style-name="ce8">
            <text:p><text:s/>187,9<text:s/></text:p>
          </table:table-cell>
          <table:table-cell office:value-type="float" office:value="23690" table:style-name="ce9">
            <text:p>23 690</text:p>
          </table:table-cell>
          <table:table-cell office:value-type="float" office:value="57140" table:style-name="ce9">
            <text:p>57 140</text:p>
          </table:table-cell>
          <table:table-cell office:value-type="float" office:value="19490" table:style-name="ce9">
            <text:p>19 490</text:p>
          </table:table-cell>
          <table:table-cell office:value-type="float" office:value="47010" table:style-name="ce9">
            <text:p>47 01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1998" table:style-name="ce7">
            <text:p>1998</text:p>
          </table:table-cell>
          <table:table-cell office:value-type="float" office:value="196.34661399999999" table:style-name="ce8">
            <text:p><text:s/>196,3<text:s/></text:p>
          </table:table-cell>
          <table:table-cell office:value-type="float" office:value="76.103245000000001" table:style-name="ce8">
            <text:p><text:s/>76,1<text:s/></text:p>
          </table:table-cell>
          <table:table-cell office:value-type="float" office:value="195.15315200000001" table:style-name="ce8">
            <text:p><text:s/>195,2<text:s/></text:p>
          </table:table-cell>
          <table:table-cell office:value-type="float" office:value="24610" table:style-name="ce9">
            <text:p>24 610</text:p>
          </table:table-cell>
          <table:table-cell office:value-type="float" office:value="59010" table:style-name="ce9">
            <text:p>59 010</text:p>
          </table:table-cell>
          <table:table-cell office:value-type="float" office:value="20220" table:style-name="ce9">
            <text:p>20 220</text:p>
          </table:table-cell>
          <table:table-cell office:value-type="float" office:value="48470" table:style-name="ce9">
            <text:p>48 47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1999" table:style-name="ce7">
            <text:p>1999</text:p>
          </table:table-cell>
          <table:table-cell office:value-type="float" office:value="203.850584" table:style-name="ce8">
            <text:p><text:s/>203,9<text:s/></text:p>
          </table:table-cell>
          <table:table-cell office:value-type="float" office:value="78.809728000000007" table:style-name="ce8">
            <text:p><text:s/>78,8<text:s/></text:p>
          </table:table-cell>
          <table:table-cell office:value-type="float" office:value="200.620699" table:style-name="ce8">
            <text:p><text:s/>200,6<text:s/></text:p>
          </table:table-cell>
          <table:table-cell office:value-type="float" office:value="25510" table:style-name="ce9">
            <text:p>25 510</text:p>
          </table:table-cell>
          <table:table-cell office:value-type="float" office:value="60580" table:style-name="ce9">
            <text:p>60 580</text:p>
          </table:table-cell>
          <table:table-cell office:value-type="float" office:value="20670" table:style-name="ce9">
            <text:p>20 670</text:p>
          </table:table-cell>
          <table:table-cell office:value-type="float" office:value="49100" table:style-name="ce9">
            <text:p>49 10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0" table:style-name="ce7">
            <text:p>2000</text:p>
          </table:table-cell>
          <table:table-cell office:value-type="float" office:value="213.60647800000001" table:style-name="ce8">
            <text:p><text:s/>213,6<text:s/></text:p>
          </table:table-cell>
          <table:table-cell office:value-type="float" office:value="81.470128000000003" table:style-name="ce8">
            <text:p><text:s/>81,5<text:s/></text:p>
          </table:table-cell>
          <table:table-cell office:value-type="float" office:value="211.746217" table:style-name="ce8">
            <text:p><text:s/>211,7<text:s/></text:p>
          </table:table-cell>
          <table:table-cell office:value-type="float" office:value="26660" table:style-name="ce9">
            <text:p>26 660</text:p>
          </table:table-cell>
          <table:table-cell office:value-type="float" office:value="62700" table:style-name="ce9">
            <text:p>62 700</text:p>
          </table:table-cell>
          <table:table-cell office:value-type="float" office:value="21790" table:style-name="ce9">
            <text:p>21 790</text:p>
          </table:table-cell>
          <table:table-cell office:value-type="float" office:value="51240" table:style-name="ce9">
            <text:p>51 24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1" table:style-name="ce7">
            <text:p>2001</text:p>
          </table:table-cell>
          <table:table-cell office:value-type="float" office:value="220.52507800000001" table:style-name="ce8">
            <text:p><text:s/>220,5<text:s/></text:p>
          </table:table-cell>
          <table:table-cell office:value-type="float" office:value="82.502491000000006" table:style-name="ce8">
            <text:p><text:s/>82,5<text:s/></text:p>
          </table:table-cell>
          <table:table-cell office:value-type="float" office:value="217.508984" table:style-name="ce8">
            <text:p><text:s/>217,5<text:s/></text:p>
          </table:table-cell>
          <table:table-cell office:value-type="float" office:value="27420" table:style-name="ce9">
            <text:p>27 420</text:p>
          </table:table-cell>
          <table:table-cell office:value-type="float" office:value="64780" table:style-name="ce9">
            <text:p>64 780</text:p>
          </table:table-cell>
          <table:table-cell office:value-type="float" office:value="22190" table:style-name="ce9">
            <text:p>22 190</text:p>
          </table:table-cell>
          <table:table-cell office:value-type="float" office:value="52430" table:style-name="ce9">
            <text:p>52 43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2" table:style-name="ce7">
            <text:p>2002</text:p>
          </table:table-cell>
          <table:table-cell office:value-type="float" office:value="226.735221" table:style-name="ce8">
            <text:p><text:s/>226,7<text:s/></text:p>
          </table:table-cell>
          <table:table-cell office:value-type="float" office:value="83.865063000000006" table:style-name="ce8">
            <text:p><text:s/>83,9<text:s/></text:p>
          </table:table-cell>
          <table:table-cell office:value-type="float" office:value="225.41965300000001" table:style-name="ce8">
            <text:p><text:s/>225,4<text:s/></text:p>
          </table:table-cell>
          <table:table-cell office:value-type="float" office:value="28050" table:style-name="ce9">
            <text:p>28 050</text:p>
          </table:table-cell>
          <table:table-cell office:value-type="float" office:value="66940" table:style-name="ce9">
            <text:p>66 940</text:p>
          </table:table-cell>
          <table:table-cell office:value-type="float" office:value="22920" table:style-name="ce9">
            <text:p>22 920</text:p>
          </table:table-cell>
          <table:table-cell office:value-type="float" office:value="54680" table:style-name="ce9">
            <text:p>54 68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3" table:style-name="ce7">
            <text:p>2003</text:p>
          </table:table-cell>
          <table:table-cell office:value-type="float" office:value="231.86246199999999" table:style-name="ce8">
            <text:p><text:s/>231,9<text:s/></text:p>
          </table:table-cell>
          <table:table-cell office:value-type="float" office:value="84.654629999999997" table:style-name="ce8">
            <text:p><text:s/>84,7<text:s/></text:p>
          </table:table-cell>
          <table:table-cell office:value-type="float" office:value="231.27991499999999" table:style-name="ce8">
            <text:p><text:s/>231,3<text:s/></text:p>
          </table:table-cell>
          <table:table-cell office:value-type="float" office:value="28560" table:style-name="ce9">
            <text:p>28 560</text:p>
          </table:table-cell>
          <table:table-cell office:value-type="float" office:value="68110" table:style-name="ce9">
            <text:p>68 110</text:p>
          </table:table-cell>
          <table:table-cell office:value-type="float" office:value="23380" table:style-name="ce9">
            <text:p>23 380</text:p>
          </table:table-cell>
          <table:table-cell office:value-type="float" office:value="55750" table:style-name="ce9">
            <text:p>55 75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4" table:style-name="ce7">
            <text:p>2004</text:p>
          </table:table-cell>
          <table:table-cell office:value-type="float" office:value="242.34825599999999" table:style-name="ce8">
            <text:p><text:s/>242,3<text:s/></text:p>
          </table:table-cell>
          <table:table-cell office:value-type="float" office:value="86.970034999999996" table:style-name="ce8">
            <text:p><text:s/>87,0<text:s/></text:p>
          </table:table-cell>
          <table:table-cell office:value-type="float" office:value="242.01431400000001" table:style-name="ce8">
            <text:p><text:s/>242,0<text:s/></text:p>
          </table:table-cell>
          <table:table-cell office:value-type="float" office:value="29670" table:style-name="ce9">
            <text:p>29 670</text:p>
          </table:table-cell>
          <table:table-cell office:value-type="float" office:value="70600" table:style-name="ce9">
            <text:p>70 600</text:p>
          </table:table-cell>
          <table:table-cell office:value-type="float" office:value="24370" table:style-name="ce9">
            <text:p>24 370</text:p>
          </table:table-cell>
          <table:table-cell office:value-type="float" office:value="57990" table:style-name="ce9">
            <text:p>57 99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5" table:style-name="ce7">
            <text:p>2005</text:p>
          </table:table-cell>
          <table:table-cell office:value-type="float" office:value="254.07502500000001" table:style-name="ce8">
            <text:p><text:s/>254,1<text:s/></text:p>
          </table:table-cell>
          <table:table-cell office:value-type="float" office:value="88.921700000000001" table:style-name="ce8">
            <text:p><text:s/>88,9<text:s/></text:p>
          </table:table-cell>
          <table:table-cell office:value-type="float" office:value="253.53706099999999" table:style-name="ce8">
            <text:p><text:s/>253,5<text:s/></text:p>
          </table:table-cell>
          <table:table-cell office:value-type="float" office:value="30890" table:style-name="ce9">
            <text:p>30 890</text:p>
          </table:table-cell>
          <table:table-cell office:value-type="float" office:value="73310" table:style-name="ce9">
            <text:p>73 310</text:p>
          </table:table-cell>
          <table:table-cell office:value-type="float" office:value="25350" table:style-name="ce9">
            <text:p>25 350</text:p>
          </table:table-cell>
          <table:table-cell office:value-type="float" office:value="60160" table:style-name="ce9">
            <text:p>60 16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6" table:style-name="ce7">
            <text:p>2006</text:p>
          </table:table-cell>
          <table:table-cell office:value-type="float" office:value="267.82445300000001" table:style-name="ce8">
            <text:p><text:s/>267,8<text:s/></text:p>
          </table:table-cell>
          <table:table-cell office:value-type="float" office:value="91.993089999999995" table:style-name="ce8">
            <text:p><text:s/>92,0<text:s/></text:p>
          </table:table-cell>
          <table:table-cell office:value-type="float" office:value="268.450042" table:style-name="ce8">
            <text:p><text:s/>268,5<text:s/></text:p>
          </table:table-cell>
          <table:table-cell office:value-type="float" office:value="32390" table:style-name="ce9">
            <text:p>32 390</text:p>
          </table:table-cell>
          <table:table-cell office:value-type="float" office:value="76670" table:style-name="ce9">
            <text:p>76 670</text:p>
          </table:table-cell>
          <table:table-cell office:value-type="float" office:value="26790" table:style-name="ce9">
            <text:p>26 790</text:p>
          </table:table-cell>
          <table:table-cell office:value-type="float" office:value="63400" table:style-name="ce9">
            <text:p>63 40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7" table:style-name="ce7">
            <text:p>2007</text:p>
          </table:table-cell>
          <table:table-cell office:value-type="float" office:value="283.97796699999998" table:style-name="ce8">
            <text:p><text:s/>284,0<text:s/></text:p>
          </table:table-cell>
          <table:table-cell office:value-type="float" office:value="95.422055999999998" table:style-name="ce8">
            <text:p><text:s/>95,4<text:s/></text:p>
          </table:table-cell>
          <table:table-cell office:value-type="float" office:value="283.69171999999998" table:style-name="ce8">
            <text:p><text:s/>283,7<text:s/></text:p>
          </table:table-cell>
          <table:table-cell office:value-type="float" office:value="34230" table:style-name="ce9">
            <text:p>34 230</text:p>
          </table:table-cell>
          <table:table-cell office:value-type="float" office:value="80060" table:style-name="ce9">
            <text:p>80 060</text:p>
          </table:table-cell>
          <table:table-cell office:value-type="float" office:value="28300" table:style-name="ce9">
            <text:p>28 300</text:p>
          </table:table-cell>
          <table:table-cell office:value-type="float" office:value="66170" table:style-name="ce9">
            <text:p>66 17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8" table:style-name="ce7">
            <text:p>2008</text:p>
          </table:table-cell>
          <table:table-cell office:value-type="float" office:value="293.76191299999999" table:style-name="ce8">
            <text:p><text:s/>293,8<text:s/></text:p>
          </table:table-cell>
          <table:table-cell office:value-type="float" office:value="96.815624" table:style-name="ce8">
            <text:p><text:s/>96,8<text:s/></text:p>
          </table:table-cell>
          <table:table-cell office:value-type="float" office:value="296.211794" table:style-name="ce8">
            <text:p><text:s/>296,2<text:s/></text:p>
          </table:table-cell>
          <table:table-cell office:value-type="float" office:value="35300" table:style-name="ce9">
            <text:p>35 300</text:p>
          </table:table-cell>
          <table:table-cell office:value-type="float" office:value="81320" table:style-name="ce9">
            <text:p>81 320</text:p>
          </table:table-cell>
          <table:table-cell office:value-type="float" office:value="29370" table:style-name="ce9">
            <text:p>29 370</text:p>
          </table:table-cell>
          <table:table-cell office:value-type="float" office:value="67650" table:style-name="ce9">
            <text:p>67 65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09" table:style-name="ce7">
            <text:p>2009</text:p>
          </table:table-cell>
          <table:table-cell office:value-type="float" office:value="288.04402399999998" table:style-name="ce8">
            <text:p><text:s/>288,0<text:s/></text:p>
          </table:table-cell>
          <table:table-cell office:value-type="float" office:value="93.170922000000004" table:style-name="ce8">
            <text:p><text:s/>93,2<text:s/></text:p>
          </table:table-cell>
          <table:table-cell office:value-type="float" office:value="287.91915599999999" table:style-name="ce8">
            <text:p><text:s/>287,9<text:s/></text:p>
          </table:table-cell>
          <table:table-cell office:value-type="float" office:value="34530" table:style-name="ce9">
            <text:p>34 530</text:p>
          </table:table-cell>
          <table:table-cell office:value-type="float" office:value="80860" table:style-name="ce9">
            <text:p>80 860</text:p>
          </table:table-cell>
          <table:table-cell office:value-type="float" office:value="28140" table:style-name="ce9">
            <text:p>28 140</text:p>
          </table:table-cell>
          <table:table-cell office:value-type="float" office:value="65900" table:style-name="ce9">
            <text:p>65 90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0" table:style-name="ce7">
            <text:p>2010</text:p>
          </table:table-cell>
          <table:table-cell office:value-type="float" office:value="295.89664099999999" table:style-name="ce8">
            <text:p><text:s/>295,9<text:s/></text:p>
          </table:table-cell>
          <table:table-cell office:value-type="float" office:value="94.882559999999998" table:style-name="ce8">
            <text:p><text:s/>94,9<text:s/></text:p>
          </table:table-cell>
          <table:table-cell office:value-type="float" office:value="298.37179600000002" table:style-name="ce8">
            <text:p><text:s/>298,4<text:s/></text:p>
          </table:table-cell>
          <table:table-cell office:value-type="float" office:value="35390" table:style-name="ce9">
            <text:p>35 390</text:p>
          </table:table-cell>
          <table:table-cell office:value-type="float" office:value="82560" table:style-name="ce9">
            <text:p>82 560</text:p>
          </table:table-cell>
          <table:table-cell office:value-type="float" office:value="29130" table:style-name="ce9">
            <text:p>29 130</text:p>
          </table:table-cell>
          <table:table-cell office:value-type="float" office:value="67970" table:style-name="ce9">
            <text:p>67 97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1" table:style-name="ce7">
            <text:p>2011</text:p>
          </table:table-cell>
          <table:table-cell office:value-type="float" office:value="310.12865699999998" table:style-name="ce8">
            <text:p><text:s/>310,1<text:s/></text:p>
          </table:table-cell>
          <table:table-cell office:value-type="float" office:value="97.655786000000006" table:style-name="ce8">
            <text:p><text:s/>97,7<text:s/></text:p>
          </table:table-cell>
          <table:table-cell office:value-type="float" office:value="311.17476699999997" table:style-name="ce8">
            <text:p><text:s/>311,2<text:s/></text:p>
          </table:table-cell>
          <table:table-cell office:value-type="float" office:value="36970" table:style-name="ce9">
            <text:p>36 970</text:p>
          </table:table-cell>
          <table:table-cell office:value-type="float" office:value="85330" table:style-name="ce9">
            <text:p>85 330</text:p>
          </table:table-cell>
          <table:table-cell office:value-type="float" office:value="30330" table:style-name="ce9">
            <text:p>30 330</text:p>
          </table:table-cell>
          <table:table-cell office:value-type="float" office:value="70010" table:style-name="ce9">
            <text:p>70 01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2" table:style-name="ce7">
            <text:p>2012</text:p>
          </table:table-cell>
          <table:table-cell office:value-type="float" office:value="318.65304400000002" table:style-name="ce8">
            <text:p><text:s/>318,7<text:s/></text:p>
          </table:table-cell>
          <table:table-cell office:value-type="float" office:value="98.320278000000002" table:style-name="ce8">
            <text:p><text:s/>98,3<text:s/></text:p>
          </table:table-cell>
          <table:table-cell office:value-type="float" office:value="318.97574800000001" table:style-name="ce8">
            <text:p><text:s/>319,0<text:s/></text:p>
          </table:table-cell>
          <table:table-cell office:value-type="float" office:value="37820" table:style-name="ce9">
            <text:p>37 820</text:p>
          </table:table-cell>
          <table:table-cell office:value-type="float" office:value="87130" table:style-name="ce9">
            <text:p>87 130</text:p>
          </table:table-cell>
          <table:table-cell office:value-type="float" office:value="30820" table:style-name="ce9">
            <text:p>30 820</text:p>
          </table:table-cell>
          <table:table-cell office:value-type="float" office:value="71020" table:style-name="ce9">
            <text:p>71 02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3" table:style-name="ce7">
            <text:p>2013</text:p>
          </table:table-cell>
          <table:table-cell office:value-type="float" office:value="323.91019999999997" table:style-name="ce8">
            <text:p><text:s/>323,9<text:s/></text:p>
          </table:table-cell>
          <table:table-cell office:value-type="float" office:value="98.345354999999998" table:style-name="ce8">
            <text:p><text:s/>98,3<text:s/></text:p>
          </table:table-cell>
          <table:table-cell office:value-type="float" office:value="324.78395399999999" table:style-name="ce8">
            <text:p><text:s/>324,8<text:s/></text:p>
          </table:table-cell>
          <table:table-cell office:value-type="float" office:value="38210" table:style-name="ce9">
            <text:p>38 210</text:p>
          </table:table-cell>
          <table:table-cell office:value-type="float" office:value="88310" table:style-name="ce9">
            <text:p>88 310</text:p>
          </table:table-cell>
          <table:table-cell office:value-type="float" office:value="31000" table:style-name="ce9">
            <text:p>31 000</text:p>
          </table:table-cell>
          <table:table-cell office:value-type="float" office:value="71650" table:style-name="ce9">
            <text:p>71 65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4" table:style-name="ce7">
            <text:p>2014</text:p>
          </table:table-cell>
          <table:table-cell office:value-type="float" office:value="333.14606600000002" table:style-name="ce8">
            <text:p><text:s/>333,1<text:s/></text:p>
          </table:table-cell>
          <table:table-cell office:value-type="float" office:value="98.995687000000004" table:style-name="ce8">
            <text:p><text:s/>99,0<text:s/></text:p>
          </table:table-cell>
          <table:table-cell office:value-type="float" office:value="333.58500299999997" table:style-name="ce8">
            <text:p><text:s/>333,6<text:s/></text:p>
          </table:table-cell>
          <table:table-cell office:value-type="float" office:value="38990" table:style-name="ce9">
            <text:p>38 990</text:p>
          </table:table-cell>
          <table:table-cell office:value-type="float" office:value="90820" table:style-name="ce9">
            <text:p>90 820</text:p>
          </table:table-cell>
          <table:table-cell office:value-type="float" office:value="31660" table:style-name="ce9">
            <text:p>31 660</text:p>
          </table:table-cell>
          <table:table-cell office:value-type="float" office:value="73750" table:style-name="ce9">
            <text:p>73 75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5" table:style-name="ce7">
            <text:p>2015</text:p>
          </table:table-cell>
          <table:table-cell office:value-type="float" office:value="344.26923199999999" table:style-name="ce8">
            <text:p><text:s/>344,3<text:s/></text:p>
          </table:table-cell>
          <table:table-cell office:value-type="float" office:value="100" table:style-name="ce8">
            <text:p><text:s/>100,0<text:s/></text:p>
          </table:table-cell>
          <table:table-cell office:value-type="float" office:value="340.87953399999998" table:style-name="ce8">
            <text:p><text:s/>340,9<text:s/></text:p>
          </table:table-cell>
          <table:table-cell office:value-type="float" office:value="39890" table:style-name="ce9">
            <text:p>39 890</text:p>
          </table:table-cell>
          <table:table-cell office:value-type="float" office:value="93240" table:style-name="ce9">
            <text:p>93 240</text:p>
          </table:table-cell>
          <table:table-cell office:value-type="float" office:value="32000" table:style-name="ce9">
            <text:p>32 000</text:p>
          </table:table-cell>
          <table:table-cell office:value-type="float" office:value="74790" table:style-name="ce9">
            <text:p>74 79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6" table:style-name="ce7">
            <text:p>2016</text:p>
          </table:table-cell>
          <table:table-cell office:value-type="float" office:value="357.60794900000002" table:style-name="ce8">
            <text:p><text:s/>357,6<text:s/></text:p>
          </table:table-cell>
          <table:table-cell office:value-type="float" office:value="101.98943800000001" table:style-name="ce8">
            <text:p><text:s/>102,0<text:s/></text:p>
          </table:table-cell>
          <table:table-cell office:value-type="float" office:value="357.581005" table:style-name="ce8">
            <text:p><text:s/>357,6<text:s/></text:p>
          </table:table-cell>
          <table:table-cell office:value-type="float" office:value="40920" table:style-name="ce9">
            <text:p>40 920</text:p>
          </table:table-cell>
          <table:table-cell office:value-type="float" office:value="95690" table:style-name="ce9">
            <text:p>95 690</text:p>
          </table:table-cell>
          <table:table-cell office:value-type="float" office:value="33230" table:style-name="ce9">
            <text:p>33 230</text:p>
          </table:table-cell>
          <table:table-cell office:value-type="float" office:value="77700" table:style-name="ce9">
            <text:p>77 70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7" table:style-name="ce7">
            <text:p>2017</text:p>
          </table:table-cell>
          <table:table-cell office:value-type="float" office:value="369.361875" table:style-name="ce8">
            <text:p><text:s/>369,4<text:s/></text:p>
          </table:table-cell>
          <table:table-cell office:value-type="float" office:value="104.292941" table:style-name="ce8">
            <text:p><text:s/>104,3<text:s/></text:p>
          </table:table-cell>
          <table:table-cell office:value-type="float" office:value="365.89843999999999" table:style-name="ce8">
            <text:p><text:s/>365,9<text:s/></text:p>
          </table:table-cell>
          <table:table-cell office:value-type="float" office:value="42000" table:style-name="ce9">
            <text:p>42 000</text:p>
          </table:table-cell>
          <table:table-cell office:value-type="float" office:value="96930" table:style-name="ce9">
            <text:p>96 930</text:p>
          </table:table-cell>
          <table:table-cell office:value-type="float" office:value="33770" table:style-name="ce9">
            <text:p>33 770</text:p>
          </table:table-cell>
          <table:table-cell office:value-type="float" office:value="77940" table:style-name="ce9">
            <text:p>77 94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8" table:style-name="ce7">
            <text:p>2018</text:p>
          </table:table-cell>
          <table:table-cell office:value-type="float" office:value="385.274091" table:style-name="ce8">
            <text:p><text:s/>385,3<text:s/></text:p>
          </table:table-cell>
          <table:table-cell office:value-type="float" office:value="106.82244900000001" table:style-name="ce8">
            <text:p><text:s/>106,8<text:s/></text:p>
          </table:table-cell>
          <table:table-cell office:value-type="float" office:value="381.50133399999999" table:style-name="ce8">
            <text:p><text:s/>381,5<text:s/></text:p>
          </table:table-cell>
          <table:table-cell office:value-type="float" office:value="43590" table:style-name="ce9">
            <text:p>43 590</text:p>
          </table:table-cell>
          <table:table-cell office:value-type="float" office:value="98730" table:style-name="ce9">
            <text:p>98 730</text:p>
          </table:table-cell>
          <table:table-cell office:value-type="float" office:value="34900" table:style-name="ce9">
            <text:p>34 900</text:p>
          </table:table-cell>
          <table:table-cell office:value-type="float" office:value="79040" table:style-name="ce9">
            <text:p>79 04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19" table:style-name="ce7">
            <text:p>2019</text:p>
          </table:table-cell>
          <table:table-cell office:value-type="float" office:value="397.14719300000002" table:style-name="ce8">
            <text:p><text:s/>397,1<text:s/></text:p>
          </table:table-cell>
          <table:table-cell office:value-type="float" office:value="108.371938" table:style-name="ce8">
            <text:p><text:s/>108,4<text:s/></text:p>
          </table:table-cell>
          <table:table-cell office:value-type="float" office:value="396.00997000000001" table:style-name="ce8">
            <text:p><text:s/>396,0<text:s/></text:p>
          </table:table-cell>
          <table:table-cell office:value-type="float" office:value="44740" table:style-name="ce9">
            <text:p>44 740</text:p>
          </table:table-cell>
          <table:table-cell office:value-type="float" office:value="100290" table:style-name="ce9">
            <text:p>100 290</text:p>
          </table:table-cell>
          <table:table-cell office:value-type="float" office:value="36030" table:style-name="ce9">
            <text:p>36 030</text:p>
          </table:table-cell>
          <table:table-cell office:value-type="float" office:value="80770" table:style-name="ce9">
            <text:p>80 77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20" table:style-name="ce7">
            <text:p>2020</text:p>
          </table:table-cell>
          <table:table-cell office:value-type="float" office:value="380.88845600000002" table:style-name="ce8">
            <text:p><text:s/>380,9<text:s/></text:p>
          </table:table-cell>
          <table:table-cell office:value-type="float" office:value="101.18363600000001" table:style-name="ce8">
            <text:p><text:s/>101,2<text:s/></text:p>
          </table:table-cell>
          <table:table-cell office:value-type="float" office:value="384.82646299999999" table:style-name="ce8">
            <text:p><text:s/>384,8<text:s/></text:p>
          </table:table-cell>
          <table:table-cell office:value-type="float" office:value="42720" table:style-name="ce9">
            <text:p>42 720</text:p>
          </table:table-cell>
          <table:table-cell office:value-type="float" office:value="97480" table:style-name="ce9">
            <text:p>97 480</text:p>
          </table:table-cell>
          <table:table-cell office:value-type="float" office:value="34260" table:style-name="ce9">
            <text:p>34 260</text:p>
          </table:table-cell>
          <table:table-cell office:value-type="float" office:value="78200" table:style-name="ce9">
            <text:p>78 20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21" table:style-name="ce7">
            <text:p>2021</text:p>
          </table:table-cell>
          <table:table-cell office:value-type="float" office:value="405.24141800000001" table:style-name="ce8">
            <text:p><text:s/>405,2<text:s/></text:p>
          </table:table-cell>
          <table:table-cell office:value-type="float" office:value="105.471664" table:style-name="ce8">
            <text:p><text:s/>105,5<text:s/></text:p>
          </table:table-cell>
          <table:table-cell office:value-type="float" office:value="411.54921999999999" table:style-name="ce8">
            <text:p><text:s/>411,5<text:s/></text:p>
          </table:table-cell>
          <table:table-cell office:value-type="float" office:value="45270" table:style-name="ce9">
            <text:p>45 270</text:p>
          </table:table-cell>
          <table:table-cell office:value-type="float" office:value="102600" table:style-name="ce9">
            <text:p>102 600</text:p>
          </table:table-cell>
          <table:table-cell office:value-type="float" office:value="36750" table:style-name="ce9">
            <text:p>36 750</text:p>
          </table:table-cell>
          <table:table-cell office:value-type="float" office:value="83280" table:style-name="ce9">
            <text:p>83 28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4">
          <table:table-cell office:value-type="float" office:value="2022" table:style-name="ce7">
            <text:p>2022</text:p>
          </table:table-cell>
          <table:table-cell office:value-type="float" office:value="447.21763700000002" table:style-name="ce8">
            <text:p><text:s/>447,2<text:s/></text:p>
          </table:table-cell>
          <table:table-cell office:value-type="float" office:value="110.541087" table:style-name="ce8">
            <text:p><text:s/>110,5<text:s/></text:p>
          </table:table-cell>
          <table:table-cell office:value-type="float" office:value="446.92747100000003" table:style-name="ce8">
            <text:p><text:s/>446,9<text:s/></text:p>
          </table:table-cell>
          <table:table-cell office:value-type="float" office:value="49400" table:style-name="ce9">
            <text:p>49 400</text:p>
          </table:table-cell>
          <table:table-cell office:value-type="float" office:value="110590" table:style-name="ce9">
            <text:p>110 590</text:p>
          </table:table-cell>
          <table:table-cell office:value-type="float" office:value="39350" table:style-name="ce9">
            <text:p>39 350</text:p>
          </table:table-cell>
          <table:table-cell office:value-type="float" office:value="88100" table:style-name="ce9">
            <text:p>88 100</text:p>
          </table:table-cell>
          <table:table-cell table:style-name="ce10"/>
          <table:table-cell table:number-columns-repeated="7" table:style-name="ce11"/>
          <table:table-cell table:number-columns-repeated="16368" table:style-name="ce4"/>
        </table:table-row>
        <table:table-row table:style-name="ro5">
          <table:table-cell table:style-name="ce7"/>
          <table:table-cell office:value-type="string" table:number-columns-spanned="7" table:number-rows-spanned="1" table:style-name="ce18">
            <text:p>Change in % to previous year</text:p>
          </table:table-cell>
          <table:covered-table-cell table:number-columns-repeated="6"/>
          <table:table-cell table:style-name="ce12"/>
          <table:table-cell table:number-columns-repeated="7" table:style-name="ce11"/>
          <table:table-cell table:number-columns-repeated="16368" table:style-name="ce12"/>
        </table:table-row>
        <table:table-row table:style-name="ro6">
          <table:table-cell office:value-type="float" office:value="1996" table:style-name="ce7">
            <text:p>1996</text:p>
          </table:table-cell>
          <table:table-cell office:value-type="float" office:value="3.358912946241702" table:style-name="ce8">
            <text:p><text:s/>3,4<text:s/></text:p>
          </table:table-cell>
          <table:table-cell office:value-type="float" office:value="2.3495344196147698" table:style-name="ce8">
            <text:p><text:s/>2,3<text:s/></text:p>
          </table:table-cell>
          <table:table-cell office:value-type="float" office:value="3.6949459317565925" table:style-name="ce8">
            <text:p><text:s/>3,7<text:s/></text:p>
          </table:table-cell>
          <table:table-cell office:value-type="float" office:value="3.240324032403251" table:style-name="ce8">
            <text:p><text:s/>3,2<text:s/></text:p>
          </table:table-cell>
          <table:table-cell office:value-type="float" office:value="2.5697910889258679" table:style-name="ce8">
            <text:p><text:s/>2,6<text:s/></text:p>
          </table:table-cell>
          <table:table-cell office:value-type="float" office:value="3.2608695652173907" table:style-name="ce8">
            <text:p><text:s/>3,3<text:s/></text:p>
          </table:table-cell>
          <table:table-cell office:value-type="float" office:value="2.6574363555158556" table:style-name="ce8">
            <text:p><text:s/>2,7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1997" table:style-name="ce7">
            <text:p>1997</text:p>
          </table:table-cell>
          <table:table-cell office:value-type="float" office:value="3.387120755565121" table:style-name="ce8">
            <text:p><text:s/>3,4<text:s/></text:p>
          </table:table-cell>
          <table:table-cell office:value-type="float" office:value="2.0935982427071735" table:style-name="ce8">
            <text:p><text:s/>2,1<text:s/></text:p>
          </table:table-cell>
          <table:table-cell office:value-type="float" office:value="2.9678072954381918" table:style-name="ce8">
            <text:p><text:s/>3,0<text:s/></text:p>
          </table:table-cell>
          <table:table-cell office:value-type="float" office:value="3.2693984306887529" table:style-name="ce8">
            <text:p><text:s/>3,3<text:s/></text:p>
          </table:table-cell>
          <table:table-cell office:value-type="float" office:value="2.9920692141312202" table:style-name="ce8">
            <text:p><text:s/>3,0<text:s/></text:p>
          </table:table-cell>
          <table:table-cell office:value-type="float" office:value="2.5789473684210549" table:style-name="ce8">
            <text:p><text:s/>2,6<text:s/></text:p>
          </table:table-cell>
          <table:table-cell office:value-type="float" office:value="2.2623450076136606" table:style-name="ce8">
            <text:p><text:s/>2,3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1998" table:style-name="ce7">
            <text:p>1998</text:p>
          </table:table-cell>
          <table:table-cell office:value-type="float" office:value="4.0391602204150558" table:style-name="ce8">
            <text:p><text:s/>4,0<text:s/></text:p>
          </table:table-cell>
          <table:table-cell office:value-type="float" office:value="3.581426222211789" table:style-name="ce8">
            <text:p><text:s/>3,6<text:s/></text:p>
          </table:table-cell>
          <table:table-cell office:value-type="float" office:value="3.887639456655819" table:style-name="ce8">
            <text:p><text:s/>3,9<text:s/></text:p>
          </table:table-cell>
          <table:table-cell office:value-type="float" office:value="3.8834951456310591" table:style-name="ce8">
            <text:p><text:s/>3,9<text:s/></text:p>
          </table:table-cell>
          <table:table-cell office:value-type="float" office:value="3.272663633181665" table:style-name="ce8">
            <text:p><text:s/>3,3<text:s/></text:p>
          </table:table-cell>
          <table:table-cell office:value-type="float" office:value="3.7455105182144592" table:style-name="ce8">
            <text:p><text:s/>3,7<text:s/></text:p>
          </table:table-cell>
          <table:table-cell office:value-type="float" office:value="3.105722186768773" table:style-name="ce8">
            <text:p><text:s/>3,1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1999" table:style-name="ce7">
            <text:p>1999</text:p>
          </table:table-cell>
          <table:table-cell office:value-type="float" office:value="3.8217975075444883" table:style-name="ce8">
            <text:p><text:s/>3,8<text:s/></text:p>
          </table:table-cell>
          <table:table-cell office:value-type="float" office:value="3.5563306137603092" table:style-name="ce8">
            <text:p><text:s/>3,6<text:s/></text:p>
          </table:table-cell>
          <table:table-cell office:value-type="float" office:value="2.8016698392860206" table:style-name="ce8">
            <text:p><text:s/>2,8<text:s/></text:p>
          </table:table-cell>
          <table:table-cell office:value-type="float" office:value="3.6570499796830518" table:style-name="ce8">
            <text:p><text:s/>3,7<text:s/></text:p>
          </table:table-cell>
          <table:table-cell office:value-type="float" office:value="2.6605660057617371" table:style-name="ce8">
            <text:p><text:s/>2,7<text:s/></text:p>
          </table:table-cell>
          <table:table-cell office:value-type="float" office:value="2.2255192878338335" table:style-name="ce8">
            <text:p><text:s/>2,2<text:s/></text:p>
          </table:table-cell>
          <table:table-cell office:value-type="float" office:value="1.2997730554982496" table:style-name="ce8">
            <text:p><text:s/>1,3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0" table:style-name="ce7">
            <text:p>2000</text:p>
          </table:table-cell>
          <table:table-cell office:value-type="float" office:value="4.7858062550362916" table:style-name="ce8">
            <text:p><text:s/>4,8<text:s/></text:p>
          </table:table-cell>
          <table:table-cell office:value-type="float" office:value="3.3757253926824689" table:style-name="ce8">
            <text:p><text:s/>3,4<text:s/></text:p>
          </table:table-cell>
          <table:table-cell office:value-type="float" office:value="5.5455484182118226" table:style-name="ce8">
            <text:p><text:s/>5,5<text:s/></text:p>
          </table:table-cell>
          <table:table-cell office:value-type="float" office:value="4.5080360642885182" table:style-name="ce8">
            <text:p><text:s/>4,5<text:s/></text:p>
          </table:table-cell>
          <table:table-cell office:value-type="float" office:value="3.4995047870584415" table:style-name="ce8">
            <text:p><text:s/>3,5<text:s/></text:p>
          </table:table-cell>
          <table:table-cell office:value-type="float" office:value="5.418480890179012" table:style-name="ce8">
            <text:p><text:s/>5,4<text:s/></text:p>
          </table:table-cell>
          <table:table-cell office:value-type="float" office:value="4.3584521384928649" table:style-name="ce8">
            <text:p><text:s/>4,4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1" table:style-name="ce7">
            <text:p>2001</text:p>
          </table:table-cell>
          <table:table-cell office:value-type="float" office:value="3.2389467139662429" table:style-name="ce8">
            <text:p><text:s/>3,2<text:s/></text:p>
          </table:table-cell>
          <table:table-cell office:value-type="float" office:value="1.2671675193636673" table:style-name="ce8">
            <text:p><text:s/>1,3<text:s/></text:p>
          </table:table-cell>
          <table:table-cell office:value-type="float" office:value="2.7215442531377079" table:style-name="ce8">
            <text:p><text:s/>2,7<text:s/></text:p>
          </table:table-cell>
          <table:table-cell office:value-type="float" office:value="2.8507126781695291" table:style-name="ce8">
            <text:p><text:s/>2,9<text:s/></text:p>
          </table:table-cell>
          <table:table-cell office:value-type="float" office:value="3.3173843700159438" table:style-name="ce8">
            <text:p><text:s/>3,3<text:s/></text:p>
          </table:table-cell>
          <table:table-cell office:value-type="float" office:value="1.8357044515832968" table:style-name="ce8">
            <text:p><text:s/>1,8<text:s/></text:p>
          </table:table-cell>
          <table:table-cell office:value-type="float" office:value="2.3224043715847102" table:style-name="ce8">
            <text:p><text:s/>2,3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2" table:style-name="ce7">
            <text:p>2002</text:p>
          </table:table-cell>
          <table:table-cell office:value-type="float" office:value="2.8160711046205762" table:style-name="ce8">
            <text:p><text:s/>2,8<text:s/></text:p>
          </table:table-cell>
          <table:table-cell office:value-type="float" office:value="1.6515525573645959" table:style-name="ce8">
            <text:p><text:s/>1,7<text:s/></text:p>
          </table:table-cell>
          <table:table-cell office:value-type="float" office:value="3.6369389689209299" table:style-name="ce8">
            <text:p><text:s/>3,6<text:s/></text:p>
          </table:table-cell>
          <table:table-cell office:value-type="float" office:value="2.2975929978118188" table:style-name="ce8">
            <text:p><text:s/>2,3<text:s/></text:p>
          </table:table-cell>
          <table:table-cell office:value-type="float" office:value="3.3343624575486359" table:style-name="ce8">
            <text:p><text:s/>3,3<text:s/></text:p>
          </table:table-cell>
          <table:table-cell office:value-type="float" office:value="3.2897701667417749" table:style-name="ce8">
            <text:p><text:s/>3,3<text:s/></text:p>
          </table:table-cell>
          <table:table-cell office:value-type="float" office:value="4.2914362006484907" table:style-name="ce8">
            <text:p><text:s/>4,3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3" table:style-name="ce7">
            <text:p>2003</text:p>
          </table:table-cell>
          <table:table-cell office:value-type="float" office:value="2.2613341576957708" table:style-name="ce8">
            <text:p><text:s/>2,3<text:s/></text:p>
          </table:table-cell>
          <table:table-cell office:value-type="float" office:value="0.94147308993255763" table:style-name="ce8">
            <text:p><text:s/>0,9<text:s/></text:p>
          </table:table-cell>
          <table:table-cell office:value-type="float" office:value="2.5997121022983549" table:style-name="ce8">
            <text:p><text:s/>2,6<text:s/></text:p>
          </table:table-cell>
          <table:table-cell office:value-type="float" office:value="1.818181818181813" table:style-name="ce8">
            <text:p><text:s/>1,8<text:s/></text:p>
          </table:table-cell>
          <table:table-cell office:value-type="float" office:value="1.7478338810875442" table:style-name="ce8">
            <text:p><text:s/>1,7<text:s/></text:p>
          </table:table-cell>
          <table:table-cell office:value-type="float" office:value="2.0069808027923273" table:style-name="ce8">
            <text:p><text:s/>2,0<text:s/></text:p>
          </table:table-cell>
          <table:table-cell office:value-type="float" office:value="1.9568397951719163" table:style-name="ce8">
            <text:p><text:s/>2,0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4" table:style-name="ce7">
            <text:p>2004</text:p>
          </table:table-cell>
          <table:table-cell office:value-type="float" office:value="4.522419847331733" table:style-name="ce8">
            <text:p><text:s/>4,5<text:s/></text:p>
          </table:table-cell>
          <table:table-cell office:value-type="float" office:value="2.7351191541443143" table:style-name="ce8">
            <text:p><text:s/>2,7<text:s/></text:p>
          </table:table-cell>
          <table:table-cell office:value-type="float" office:value="4.6413018614262285" table:style-name="ce8">
            <text:p><text:s/>4,6<text:s/></text:p>
          </table:table-cell>
          <table:table-cell office:value-type="float" office:value="3.886554621848731" table:style-name="ce8">
            <text:p><text:s/>3,9<text:s/></text:p>
          </table:table-cell>
          <table:table-cell office:value-type="float" office:value="3.6558508295404408" table:style-name="ce8">
            <text:p><text:s/>3,7<text:s/></text:p>
          </table:table-cell>
          <table:table-cell office:value-type="float" office:value="4.2343883661248896" table:style-name="ce8">
            <text:p><text:s/>4,2<text:s/></text:p>
          </table:table-cell>
          <table:table-cell office:value-type="float" office:value="4.0179372197309391" table:style-name="ce8">
            <text:p><text:s/>4,0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5" table:style-name="ce7">
            <text:p>2005</text:p>
          </table:table-cell>
          <table:table-cell office:value-type="float" office:value="4.8388089081194039" table:style-name="ce8">
            <text:p><text:s/>4,8<text:s/></text:p>
          </table:table-cell>
          <table:table-cell office:value-type="float" office:value="2.2440660165308657" table:style-name="ce8">
            <text:p><text:s/>2,2<text:s/></text:p>
          </table:table-cell>
          <table:table-cell office:value-type="float" office:value="4.7611840843430429" table:style-name="ce8">
            <text:p><text:s/>4,8<text:s/></text:p>
          </table:table-cell>
          <table:table-cell office:value-type="float" office:value="4.1118975396022961" table:style-name="ce8">
            <text:p><text:s/>4,1<text:s/></text:p>
          </table:table-cell>
          <table:table-cell office:value-type="float" office:value="3.8385269121813081" table:style-name="ce8">
            <text:p><text:s/>3,8<text:s/></text:p>
          </table:table-cell>
          <table:table-cell office:value-type="float" office:value="4.021337710299548" table:style-name="ce8">
            <text:p><text:s/>4,0<text:s/></text:p>
          </table:table-cell>
          <table:table-cell office:value-type="float" office:value="3.7420244869805117" table:style-name="ce8">
            <text:p><text:s/>3,7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6" table:style-name="ce7">
            <text:p>2006</text:p>
          </table:table-cell>
          <table:table-cell office:value-type="float" office:value="5.4115621950642208" table:style-name="ce8">
            <text:p><text:s/>5,4<text:s/></text:p>
          </table:table-cell>
          <table:table-cell office:value-type="float" office:value="3.4540387779360913" table:style-name="ce8">
            <text:p><text:s/>3,5<text:s/></text:p>
          </table:table-cell>
          <table:table-cell office:value-type="float" office:value="5.8819728134341744" table:style-name="ce8">
            <text:p><text:s/>5,9<text:s/></text:p>
          </table:table-cell>
          <table:table-cell office:value-type="float" office:value="4.8559404337973575" table:style-name="ce8">
            <text:p><text:s/>4,9<text:s/></text:p>
          </table:table-cell>
          <table:table-cell office:value-type="float" office:value="4.5832764970672457" table:style-name="ce8">
            <text:p><text:s/>4,6<text:s/></text:p>
          </table:table-cell>
          <table:table-cell office:value-type="float" office:value="5.6804733727810657" table:style-name="ce8">
            <text:p><text:s/>5,7<text:s/></text:p>
          </table:table-cell>
          <table:table-cell office:value-type="float" office:value="5.3856382978723332" table:style-name="ce8">
            <text:p><text:s/>5,4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7" table:style-name="ce7">
            <text:p>2007</text:p>
          </table:table-cell>
          <table:table-cell office:value-type="float" office:value="6.0313813093085855" table:style-name="ce8">
            <text:p><text:s/>6,0<text:s/></text:p>
          </table:table-cell>
          <table:table-cell office:value-type="float" office:value="3.7274169179445948" table:style-name="ce8">
            <text:p><text:s/>3,7<text:s/></text:p>
          </table:table-cell>
          <table:table-cell office:value-type="float" office:value="5.6776590111317518" table:style-name="ce8">
            <text:p><text:s/>5,7<text:s/></text:p>
          </table:table-cell>
          <table:table-cell office:value-type="float" office:value="5.6807656684161856" table:style-name="ce8">
            <text:p><text:s/>5,7<text:s/></text:p>
          </table:table-cell>
          <table:table-cell office:value-type="float" office:value="4.4215468892656844" table:style-name="ce8">
            <text:p><text:s/>4,4<text:s/></text:p>
          </table:table-cell>
          <table:table-cell office:value-type="float" office:value="5.6364315042926592" table:style-name="ce8">
            <text:p><text:s/>5,6<text:s/></text:p>
          </table:table-cell>
          <table:table-cell office:value-type="float" office:value="4.3690851735015741" table:style-name="ce8">
            <text:p><text:s/>4,4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8" table:style-name="ce7">
            <text:p>2008</text:p>
          </table:table-cell>
          <table:table-cell office:value-type="float" office:value="3.4453186996722138" table:style-name="ce8">
            <text:p><text:s/>3,4<text:s/></text:p>
          </table:table-cell>
          <table:table-cell office:value-type="float" office:value="1.4604254597071389" table:style-name="ce8">
            <text:p><text:s/>1,5<text:s/></text:p>
          </table:table-cell>
          <table:table-cell office:value-type="float" office:value="4.4132673311720225" table:style-name="ce8">
            <text:p><text:s/>4,4<text:s/></text:p>
          </table:table-cell>
          <table:table-cell office:value-type="float" office:value="3.1259129418638594" table:style-name="ce8">
            <text:p><text:s/>3,1<text:s/></text:p>
          </table:table-cell>
          <table:table-cell office:value-type="float" office:value="1.5738196352735372" table:style-name="ce8">
            <text:p><text:s/>1,6<text:s/></text:p>
          </table:table-cell>
          <table:table-cell office:value-type="float" office:value="3.7809187279151928" table:style-name="ce8">
            <text:p><text:s/>3,8<text:s/></text:p>
          </table:table-cell>
          <table:table-cell office:value-type="float" office:value="2.2366631403959474" table:style-name="ce8">
            <text:p><text:s/>2,2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09" table:style-name="ce7">
            <text:p>2009</text:p>
          </table:table-cell>
          <table:table-cell office:value-type="float" office:value="-1.946436466731484" table:style-name="ce8">
            <text:p>- 1,9<text:s/></text:p>
          </table:table-cell>
          <table:table-cell office:value-type="float" office:value="-3.7645803945858916" table:style-name="ce8">
            <text:p>- 3,8<text:s/></text:p>
          </table:table-cell>
          <table:table-cell office:value-type="float" office:value="-2.7995637472828037" table:style-name="ce8">
            <text:p>- 2,8<text:s/></text:p>
          </table:table-cell>
          <table:table-cell office:value-type="float" office:value="-2.1813031161473049" table:style-name="ce8">
            <text:p>- 2,2<text:s/></text:p>
          </table:table-cell>
          <table:table-cell office:value-type="float" office:value="-0.56566650270536911" table:style-name="ce8">
            <text:p>- 0,6<text:s/></text:p>
          </table:table-cell>
          <table:table-cell office:value-type="float" office:value="-4.1879468845760925" table:style-name="ce8">
            <text:p>- 4,2<text:s/></text:p>
          </table:table-cell>
          <table:table-cell office:value-type="float" office:value="-2.5868440502586907" table:style-name="ce8">
            <text:p>- 2,6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0" table:style-name="ce7">
            <text:p>2010</text:p>
          </table:table-cell>
          <table:table-cell office:value-type="float" office:value="2.7261863971182407" table:style-name="ce8">
            <text:p><text:s/>2,7<text:s/></text:p>
          </table:table-cell>
          <table:table-cell office:value-type="float" office:value="1.8370946248658981" table:style-name="ce8">
            <text:p><text:s/>1,8<text:s/></text:p>
          </table:table-cell>
          <table:table-cell office:value-type="float" office:value="3.630407974660784" table:style-name="ce8">
            <text:p><text:s/>3,6<text:s/></text:p>
          </table:table-cell>
          <table:table-cell office:value-type="float" office:value="2.4905878945844222" table:style-name="ce8">
            <text:p><text:s/>2,5<text:s/></text:p>
          </table:table-cell>
          <table:table-cell office:value-type="float" office:value="2.1023992085085297" table:style-name="ce8">
            <text:p><text:s/>2,1<text:s/></text:p>
          </table:table-cell>
          <table:table-cell office:value-type="float" office:value="3.5181236673774094" table:style-name="ce8">
            <text:p><text:s/>3,5<text:s/></text:p>
          </table:table-cell>
          <table:table-cell office:value-type="float" office:value="3.1411229135053134" table:style-name="ce8">
            <text:p><text:s/>3,1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1" table:style-name="ce7">
            <text:p>2011</text:p>
          </table:table-cell>
          <table:table-cell office:value-type="float" office:value="4.8097930249907677" table:style-name="ce8">
            <text:p><text:s/>4,8<text:s/></text:p>
          </table:table-cell>
          <table:table-cell office:value-type="float" office:value="2.9227984573772119" table:style-name="ce8">
            <text:p><text:s/>2,9<text:s/></text:p>
          </table:table-cell>
          <table:table-cell office:value-type="float" office:value="4.2909454484766201" table:style-name="ce8">
            <text:p><text:s/>4,3<text:s/></text:p>
          </table:table-cell>
          <table:table-cell office:value-type="float" office:value="4.4645380050861831" table:style-name="ce8">
            <text:p><text:s/>4,5<text:s/></text:p>
          </table:table-cell>
          <table:table-cell office:value-type="float" office:value="3.355135658914719" table:style-name="ce8">
            <text:p><text:s/>3,4<text:s/></text:p>
          </table:table-cell>
          <table:table-cell office:value-type="float" office:value="4.1194644696189471" table:style-name="ce8">
            <text:p><text:s/>4,1<text:s/></text:p>
          </table:table-cell>
          <table:table-cell office:value-type="float" office:value="3.0013241135795141" table:style-name="ce8">
            <text:p><text:s/>3,0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2" table:style-name="ce7">
            <text:p>2012</text:p>
          </table:table-cell>
          <table:table-cell office:value-type="float" office:value="2.7486615014748708" table:style-name="ce8">
            <text:p><text:s/>2,7<text:s/></text:p>
          </table:table-cell>
          <table:table-cell office:value-type="float" office:value="0.68044304102983233" table:style-name="ce8">
            <text:p><text:s/>0,7<text:s/></text:p>
          </table:table-cell>
          <table:table-cell office:value-type="float" office:value="2.5069452369831851" table:style-name="ce8">
            <text:p><text:s/>2,5<text:s/></text:p>
          </table:table-cell>
          <table:table-cell office:value-type="float" office:value="2.2991614822829405" table:style-name="ce8">
            <text:p><text:s/>2,3<text:s/></text:p>
          </table:table-cell>
          <table:table-cell office:value-type="float" office:value="2.109457400679716" table:style-name="ce8">
            <text:p><text:s/>2,1<text:s/></text:p>
          </table:table-cell>
          <table:table-cell office:value-type="float" office:value="1.6155621496867809" table:style-name="ce8">
            <text:p><text:s/>1,6<text:s/></text:p>
          </table:table-cell>
          <table:table-cell office:value-type="float" office:value="1.4426510498500136" table:style-name="ce8">
            <text:p><text:s/>1,4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3" table:style-name="ce7">
            <text:p>2013</text:p>
          </table:table-cell>
          <table:table-cell office:value-type="float" office:value="1.649805673910322" table:style-name="ce8">
            <text:p><text:s/>1,6<text:s/></text:p>
          </table:table-cell>
          <table:table-cell office:value-type="float" office:value="2.550542015350743E-2" table:style-name="ce8">
            <text:p><text:s/>0,0<text:s/></text:p>
          </table:table-cell>
          <table:table-cell office:value-type="float" office:value="1.8208926654825177" table:style-name="ce8">
            <text:p><text:s/>1,8<text:s/></text:p>
          </table:table-cell>
          <table:table-cell office:value-type="float" office:value="1.031200423056589" table:style-name="ce8">
            <text:p><text:s/>1,0<text:s/></text:p>
          </table:table-cell>
          <table:table-cell office:value-type="float" office:value="1.3542981751405989" table:style-name="ce8">
            <text:p><text:s/>1,4<text:s/></text:p>
          </table:table-cell>
          <table:table-cell office:value-type="float" office:value="0.58403634003893501" table:style-name="ce8">
            <text:p><text:s/>0,6<text:s/></text:p>
          </table:table-cell>
          <table:table-cell office:value-type="float" office:value="0.88707406364403596" table:style-name="ce8">
            <text:p><text:s/>0,9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4" table:style-name="ce7">
            <text:p>2014</text:p>
          </table:table-cell>
          <table:table-cell office:value-type="float" office:value="2.8513662119933372" table:style-name="ce8">
            <text:p><text:s/>2,9<text:s/></text:p>
          </table:table-cell>
          <table:table-cell office:value-type="float" office:value="0.66127373275534751" table:style-name="ce8">
            <text:p><text:s/>0,7<text:s/></text:p>
          </table:table-cell>
          <table:table-cell office:value-type="float" office:value="2.7098164461659309" table:style-name="ce8">
            <text:p><text:s/>2,7<text:s/></text:p>
          </table:table-cell>
          <table:table-cell office:value-type="float" office:value="2.041350431824128" table:style-name="ce8">
            <text:p><text:s/>2,0<text:s/></text:p>
          </table:table-cell>
          <table:table-cell office:value-type="float" office:value="2.8422602196806679" table:style-name="ce8">
            <text:p><text:s/>2,8<text:s/></text:p>
          </table:table-cell>
          <table:table-cell office:value-type="float" office:value="2.1290322580645125" table:style-name="ce8">
            <text:p><text:s/>2,1<text:s/></text:p>
          </table:table-cell>
          <table:table-cell office:value-type="float" office:value="2.930914166085131" table:style-name="ce8">
            <text:p><text:s/>2,9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5" table:style-name="ce7">
            <text:p>2015</text:p>
          </table:table-cell>
          <table:table-cell office:value-type="float" office:value="3.3388255588766214" table:style-name="ce8">
            <text:p><text:s/>3,3<text:s/></text:p>
          </table:table-cell>
          <table:table-cell office:value-type="float" office:value="1.0145017731934161" table:style-name="ce8">
            <text:p><text:s/>1,0<text:s/></text:p>
          </table:table-cell>
          <table:table-cell office:value-type="float" office:value="2.1867083155413951" table:style-name="ce8">
            <text:p><text:s/>2,2<text:s/></text:p>
          </table:table-cell>
          <table:table-cell office:value-type="float" office:value="2.3082841754296055" table:style-name="ce8">
            <text:p><text:s/>2,3<text:s/></text:p>
          </table:table-cell>
          <table:table-cell office:value-type="float" office:value="2.6646113190926997" table:style-name="ce8">
            <text:p><text:s/>2,7<text:s/></text:p>
          </table:table-cell>
          <table:table-cell office:value-type="float" office:value="1.0739102969046002" table:style-name="ce8">
            <text:p><text:s/>1,1<text:s/></text:p>
          </table:table-cell>
          <table:table-cell office:value-type="float" office:value="1.4101694915254228" table:style-name="ce8">
            <text:p><text:s/>1,4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6" table:style-name="ce7">
            <text:p>2016</text:p>
          </table:table-cell>
          <table:table-cell office:value-type="float" office:value="3.8745016284231895" table:style-name="ce8">
            <text:p><text:s/>3,9<text:s/></text:p>
          </table:table-cell>
          <table:table-cell office:value-type="float" office:value="1.9894380000000069" table:style-name="ce8">
            <text:p><text:s/>2,0<text:s/></text:p>
          </table:table-cell>
          <table:table-cell office:value-type="float" office:value="4.8995229499463164" table:style-name="ce8">
            <text:p><text:s/>4,9<text:s/></text:p>
          </table:table-cell>
          <table:table-cell office:value-type="float" office:value="2.5821007771371285" table:style-name="ce8">
            <text:p><text:s/>2,6<text:s/></text:p>
          </table:table-cell>
          <table:table-cell office:value-type="float" office:value="2.627627627627632" table:style-name="ce8">
            <text:p><text:s/>2,6<text:s/></text:p>
          </table:table-cell>
          <table:table-cell office:value-type="float" office:value="3.84375" table:style-name="ce8">
            <text:p><text:s/>3,8<text:s/></text:p>
          </table:table-cell>
          <table:table-cell office:value-type="float" office:value="3.8908945046129162" table:style-name="ce8">
            <text:p><text:s/>3,9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7" table:style-name="ce7">
            <text:p>2017</text:p>
          </table:table-cell>
          <table:table-cell office:value-type="float" office:value="3.2868189962969723" table:style-name="ce8">
            <text:p><text:s/>3,3<text:s/></text:p>
          </table:table-cell>
          <table:table-cell office:value-type="float" office:value="2.2585701472342663" table:style-name="ce8">
            <text:p><text:s/>2,3<text:s/></text:p>
          </table:table-cell>
          <table:table-cell office:value-type="float" office:value="2.3260281960447031" table:style-name="ce8">
            <text:p><text:s/>2,3<text:s/></text:p>
          </table:table-cell>
          <table:table-cell office:value-type="float" office:value="2.6392961876832857" table:style-name="ce8">
            <text:p><text:s/>2,6<text:s/></text:p>
          </table:table-cell>
          <table:table-cell office:value-type="float" office:value="1.2958511861218511" table:style-name="ce8">
            <text:p><text:s/>1,3<text:s/></text:p>
          </table:table-cell>
          <table:table-cell office:value-type="float" office:value="1.6250376166114933" table:style-name="ce8">
            <text:p><text:s/>1,6<text:s/></text:p>
          </table:table-cell>
          <table:table-cell office:value-type="float" office:value="0.30888030888030471" table:style-name="ce8">
            <text:p><text:s/>0,3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8" table:style-name="ce7">
            <text:p>2018</text:p>
          </table:table-cell>
          <table:table-cell office:value-type="float" office:value="4.3080288132065618" table:style-name="ce8">
            <text:p><text:s/>4,3<text:s/></text:p>
          </table:table-cell>
          <table:table-cell office:value-type="float" office:value="2.425387543726476" table:style-name="ce8">
            <text:p><text:s/>2,4<text:s/></text:p>
          </table:table-cell>
          <table:table-cell office:value-type="float" office:value="4.2642690687612728" table:style-name="ce8">
            <text:p><text:s/>4,3<text:s/></text:p>
          </table:table-cell>
          <table:table-cell office:value-type="float" office:value="3.7857142857142811" table:style-name="ce8">
            <text:p><text:s/>3,8<text:s/></text:p>
          </table:table-cell>
          <table:table-cell office:value-type="float" office:value="1.8570102135561761" table:style-name="ce8">
            <text:p><text:s/>1,9<text:s/></text:p>
          </table:table-cell>
          <table:table-cell office:value-type="float" office:value="3.3461652354160432" table:style-name="ce8">
            <text:p><text:s/>3,3<text:s/></text:p>
          </table:table-cell>
          <table:table-cell office:value-type="float" office:value="1.4113420579933367" table:style-name="ce8">
            <text:p><text:s/>1,4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19" table:style-name="ce7">
            <text:p>2019</text:p>
          </table:table-cell>
          <table:table-cell office:value-type="float" office:value="3.0817286387420317" table:style-name="ce8">
            <text:p><text:s/>3,1<text:s/></text:p>
          </table:table-cell>
          <table:table-cell office:value-type="float" office:value="1.4505275010124441" table:style-name="ce8">
            <text:p><text:s/>1,5<text:s/></text:p>
          </table:table-cell>
          <table:table-cell office:value-type="float" office:value="3.8030367673629328" table:style-name="ce8">
            <text:p><text:s/>3,8<text:s/></text:p>
          </table:table-cell>
          <table:table-cell office:value-type="float" office:value="2.6382197751777969" table:style-name="ce8">
            <text:p><text:s/>2,6<text:s/></text:p>
          </table:table-cell>
          <table:table-cell office:value-type="float" office:value="1.5800668489820646" table:style-name="ce8">
            <text:p><text:s/>1,6<text:s/></text:p>
          </table:table-cell>
          <table:table-cell office:value-type="float" office:value="3.2378223495701963" table:style-name="ce8">
            <text:p><text:s/>3,2<text:s/></text:p>
          </table:table-cell>
          <table:table-cell office:value-type="float" office:value="2.1887651821862253" table:style-name="ce8">
            <text:p><text:s/>2,2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20" table:style-name="ce7">
            <text:p>2020</text:p>
          </table:table-cell>
          <table:table-cell office:value-type="float" office:value="-4.0938818872628957" table:style-name="ce8">
            <text:p>- 4,1<text:s/></text:p>
          </table:table-cell>
          <table:table-cell office:value-type="float" office:value="-6.6329920204988841" table:style-name="ce8">
            <text:p>- 6,6<text:s/></text:p>
          </table:table-cell>
          <table:table-cell office:value-type="float" office:value="-2.8240468289220111" table:style-name="ce8">
            <text:p>- 2,8<text:s/></text:p>
          </table:table-cell>
          <table:table-cell office:value-type="float" office:value="-4.5149754135002222" table:style-name="ce8">
            <text:p>- 4,5<text:s/></text:p>
          </table:table-cell>
          <table:table-cell office:value-type="float" office:value="-2.8018745637650833" table:style-name="ce8">
            <text:p>- 2,8<text:s/></text:p>
          </table:table-cell>
          <table:table-cell office:value-type="float" office:value="-4.9125728559533677" table:style-name="ce8">
            <text:p>- 4,9<text:s/></text:p>
          </table:table-cell>
          <table:table-cell office:value-type="float" office:value="-3.1818744583384961" table:style-name="ce8">
            <text:p>- 3,2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21" table:style-name="ce7">
            <text:p>2021</text:p>
          </table:table-cell>
          <table:table-cell office:value-type="float" office:value="6.3937254113051845" table:style-name="ce8">
            <text:p><text:s/>6,4<text:s/></text:p>
          </table:table-cell>
          <table:table-cell office:value-type="float" office:value="4.2378670796135331" table:style-name="ce8">
            <text:p><text:s/>4,2<text:s/></text:p>
          </table:table-cell>
          <table:table-cell office:value-type="float" office:value="6.9441058683118673" table:style-name="ce8">
            <text:p><text:s/>6,9<text:s/></text:p>
          </table:table-cell>
          <table:table-cell office:value-type="float" office:value="5.9691011235954994" table:style-name="ce8">
            <text:p><text:s/>6,0<text:s/></text:p>
          </table:table-cell>
          <table:table-cell office:value-type="float" office:value="5.2523594583504307" table:style-name="ce8">
            <text:p><text:s/>5,3<text:s/></text:p>
          </table:table-cell>
          <table:table-cell office:value-type="float" office:value="7.2679509632224137" table:style-name="ce8">
            <text:p><text:s/>7,3<text:s/></text:p>
          </table:table-cell>
          <table:table-cell office:value-type="float" office:value="6.4961636828644531" table:style-name="ce8">
            <text:p><text:s/>6,5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6">
          <table:table-cell office:value-type="float" office:value="2022" table:style-name="ce7">
            <text:p>2022</text:p>
          </table:table-cell>
          <table:table-cell office:value-type="float" office:value="10.358323985531026" table:style-name="ce8">
            <text:p><text:s/>10,4<text:s/></text:p>
          </table:table-cell>
          <table:table-cell office:value-type="float" office:value="4.8064312325630798" table:style-name="ce8">
            <text:p><text:s/>4,8<text:s/></text:p>
          </table:table-cell>
          <table:table-cell office:value-type="float" office:value="8.5963596286247501" table:style-name="ce8">
            <text:p><text:s/>8,6<text:s/></text:p>
          </table:table-cell>
          <table:table-cell office:value-type="float" office:value="9.1230395405345721" table:style-name="ce8">
            <text:p><text:s/>9,1<text:s/></text:p>
          </table:table-cell>
          <table:table-cell office:value-type="float" office:value="7.7875243664717431" table:style-name="ce8">
            <text:p><text:s/>7,8<text:s/></text:p>
          </table:table-cell>
          <table:table-cell office:value-type="float" office:value="7.0748299319727925" table:style-name="ce8">
            <text:p><text:s/>7,1<text:s/></text:p>
          </table:table-cell>
          <table:table-cell office:value-type="float" office:value="5.7877041306436228" table:style-name="ce8">
            <text:p><text:s/>5,8<text:s/></text:p>
          </table:table-cell>
          <table:table-cell table:style-name="ce4"/>
          <table:table-cell table:number-columns-repeated="7" table:style-name="ce11"/>
          <table:table-cell table:number-columns-repeated="16368" table:style-name="ce4"/>
        </table:table-row>
        <table:table-row table:style-name="ro7">
          <table:table-cell office:value-type="string" table:number-columns-spanned="8" table:number-rows-spanned="1" table:style-name="ce19">
            <text:p>S: STATISTICS AUSTRIA, National Accounts. Compiled on 28 September 2023.<text:s/></text:p>
            <text:p>1) based on previous year´s prices. – 2) fulltime equivalents.</text:p>
          </table:table-cell>
          <table:covered-table-cell table:number-columns-repeated="7"/>
          <table:table-cell table:number-columns-repeated="16376" table:style-name="ce4"/>
        </table:table-row>
        <table:table-row table:number-rows-repeated="6" table:style-name="ro8">
          <table:table-cell table:number-columns-repeated="16" table:style-name="ce13"/>
          <table:table-cell table:number-columns-repeated="16368" table:style-name="ce1"/>
        </table:table-row>
        <table:table-row table:number-rows-repeated="9" table:style-name="ro8">
          <table:table-cell table:number-columns-repeated="16384" table:style-name="ce13"/>
        </table:table-row>
        <table:table-row table:number-rows-repeated="1048501" table:style-name="ro9">
          <table:table-cell table:number-columns-repeated="16384"/>
        </table:table-row>
      </table:table>
      <table:named-expressions>
        <table:named-expression table:name="_73752784_STF_Fuss_1_CN1" table:expression="of:=[.#REF!]" table:base-cell-address="Main_aggregates.$A$1"/>
        <table:named-expression table:name="_73752784_STF_Koerper_1_CN1" table:expression="of:=[.#REF!]" table:base-cell-address="Main_aggregates.$A$1"/>
        <table:named-expression table:name="_73752784_STF_Koerper_1_CN2" table:expression="of:=[.#REF!]" table:base-cell-address="Main_aggregates.$A$1"/>
        <table:named-expression table:name="_73752784_STF_Koerper_1_CN3" table:expression="of:=[.#REF!]~[.#REF!]" table:base-cell-address="Main_aggregates.$A$1"/>
        <table:named-expression table:name="_73752784_STF_Koerper_1_CN4" table:expression="of:=[.#REF!]" table:base-cell-address="Main_aggregates.$A$1"/>
        <table:named-expression table:name="_73752784_STF_Koerper_1_CN5" table:expression="of:=[.#REF!]" table:base-cell-address="Main_aggregates.$A$1"/>
        <table:named-expression table:name="_73752784_STF_Tabellenkopf_1_CN1" table:expression="of:=[.#REF!]" table:base-cell-address="Main_aggregates.$A$1"/>
        <table:named-expression table:name="_73752784_STF_Titel_1_CN1" table:expression="of:=[.#REF!]" table:base-cell-address="Main_aggregates.$A$1"/>
        <table:named-expression table:name="_73752784_STF_Vorspalte_1_CN1" table:expression="of:=[.#REF!]" table:base-cell-address="Main_aggregates.$A$1"/>
        <table:named-expression table:name="_73752784_STF_Vorspalte_1_CN2" table:expression="of:=[.#REF!]" table:base-cell-address="Main_aggregates.$A$1"/>
        <table:named-expression table:name="_73752784_STF_Vorspalte_1_CN3" table:expression="of:=[.#REF!]~[.#REF!]" table:base-cell-address="Main_aggregates.$A$1"/>
        <table:named-expression table:name="_73752784_STF_Vorspalte_1_CN4" table:expression="of:=[.#REF!]" table:base-cell-address="Main_aggregates.$A$1"/>
        <table:named-expression table:name="_73752784_STF_Vorspalte_1_CN5" table:expression="of:=[.#REF!]" table:base-cell-address="Main_aggregates.$A$1"/>
        <table:named-expression table:name="_73752784_STF_Zwischenueberschrift_1_CN1" table:expression="of:=[.#REF!]" table:base-cell-address="Main_aggregates.$A$1"/>
        <table:named-expression table:name="_73752784_STF_Zwischenueberschrift_1_CN2" table:expression="of:=[.#REF!]" table:base-cell-address="Main_aggrega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  <number:text> </number:text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2" number:min-integer-digits="2"/>
      <number:text> </number:text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>
        <number:embedded-text number:position="3"> </number:embedded-text>
      </number:number>
      <number:text> </number:text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Normal_1.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ndard_Tabellen9bi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ndard_Tabellenteil_32_in_32_EURO" style:display-name="Standard_Tabellenteil in EURO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il_32_1" style:display-name="Stil 1" style:family="table-cell" style:data-style-name="N39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meta:initial-creator>hengst$</meta:initial-creator>
    <dc:creator>HENGST-DENNER Gerhard</dc:creator>
    <meta:creation-date>2006-03-09T13:46:03Z</meta:creation-date>
    <dc:date>2023-09-27T07:01:12Z</dc:date>
    <meta:print-date>2018-02-27T14:31:47Z</meta:print-date>
    <meta:editing-duration>PT0S</meta:editing-duration>
  </office:meta>
</office:document-meta>
</file>